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19.34cm" fo:min-width="25.44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1.644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9.828cm" fo:min-width="9.93cm" fo:padding-top="0.165cm" fo:padding-bottom="0.165cm" fo:padding-left="0.29cm" fo:padding-right="0.29cm" draw:shadow="hidden" drawooo:fontwork-style="rotate" drawooo:fontwork-adjust="right" drawooo:fontwork-distance="0.2cm" drawooo:fontwork-start="9.2cm" drawooo:fontwork-shadow-offset-x="0cm" drawooo:fontwork-shadow-offset-y="0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9.828cm" fo:min-width="9.93cm" fo:padding-top="0.165cm" fo:padding-bottom="0.165cm" fo:padding-left="0.29cm" fo:padding-right="0.29cm" draw:shadow="hidden" drawooo:fontwork-style="rotate" drawooo:fontwork-adjust="right" drawooo:fontwork-distance="0.2cm" drawooo:fontwork-start="7cm" drawooo:fontwork-shadow-offset-x="0cm" drawooo:fontwork-shadow-offset-y="0cm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" fo:font-size="42pt" style:font-size-asian="42pt" style:font-size-complex="42pt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 style:writing-mode="lr-tb"/>
      <style:text-properties style:font-name="Times New Roman" fo:font-size="48pt" style:font-size-asian="48pt" style:font-size-complex="48pt"/>
    </style:style>
    <style:style style:name="T1" style:family="text">
      <style:text-properties style:font-name="Times New Roman" fo:font-size="42pt" style:font-size-asian="42pt" style:font-size-complex="42pt"/>
    </style:style>
    <style:style style:name="T2" style:family="text">
      <style:text-properties style:font-name="Times New Roman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cm" svg:height="1.894cm" svg:x="5.5cm" svg:y="6.75cm">
          <draw:text-box>
            <text:p><text:span text:style-name="T1">1</text:span></text:p>
          </draw:text-box>
        </draw:frame>
        <draw:frame draw:style-name="gr2" draw:text-style-name="P2" draw:layer="layout" svg:width="1.25cm" svg:height="1.894cm" svg:x="10.75cm" svg:y="6.356cm">
          <draw:text-box>
            <text:p><text:span text:style-name="T1">2</text:span></text:p>
          </draw:text-box>
        </draw:frame>
        <draw:frame draw:style-name="gr2" draw:text-style-name="P2" draw:layer="layout" svg:width="1cm" svg:height="1.894cm" svg:x="7.25cm" svg:y="9.356cm">
          <draw:text-box>
            <text:p><text:span text:style-name="T1">3</text:span></text:p>
          </draw:text-box>
        </draw:frame>
        <draw:frame draw:style-name="gr2" draw:text-style-name="P2" draw:layer="layout" svg:width="1cm" svg:height="1.894cm" svg:x="12.5cm" svg:y="9.25cm">
          <draw:text-box>
            <text:p><text:span text:style-name="T1">4</text:span></text:p>
          </draw:text-box>
        </draw:frame>
        <draw:frame draw:style-name="gr2" draw:text-style-name="P2" draw:layer="layout" svg:width="1cm" svg:height="1.894cm" svg:x="3.75cm" svg:y="9.856cm">
          <draw:text-box>
            <text:p><text:span text:style-name="T1">5</text:span></text:p>
          </draw:text-box>
        </draw:frame>
        <draw:frame draw:style-name="gr2" draw:text-style-name="P2" draw:layer="layout" svg:width="1cm" svg:height="1.894cm" svg:x="10.5cm" svg:y="10cm">
          <draw:text-box>
            <text:p><text:span text:style-name="T1">6</text:span></text:p>
          </draw:text-box>
        </draw:frame>
        <draw:frame draw:style-name="gr2" draw:text-style-name="P2" draw:layer="layout" svg:width="2.75cm" svg:height="1.894cm" svg:x="6.75cm" svg:y="13.356cm">
          <draw:text-box>
            <text:p><text:span text:style-name="T1">7</text:span></text:p>
          </draw:text-box>
        </draw:frame>
        <draw:frame draw:style-name="gr2" draw:text-style-name="P2" draw:layer="layout" svg:width="1cm" svg:height="1.894cm" svg:x="15.75cm" svg:y="6.856cm">
          <draw:text-box>
            <text:p><text:span text:style-name="T1">8</text:span></text:p>
          </draw:text-box>
        </draw:frame>
        <draw:frame draw:style-name="gr2" draw:text-style-name="P2" draw:layer="layout" svg:width="1cm" svg:height="1.894cm" svg:x="16.75cm" svg:y="16.356cm">
          <draw:text-box>
            <text:p><text:span text:style-name="T1">9</text:span></text:p>
          </draw:text-box>
        </draw:frame>
        <draw:frame draw:style-name="gr2" draw:text-style-name="P2" draw:layer="layout" svg:width="2cm" svg:height="1.894cm" svg:x="22cm" svg:y="11.5cm">
          <draw:text-box>
            <text:p><text:span text:style-name="T1">10</text:span></text:p>
          </draw:text-box>
        </draw:frame>
        <draw:path draw:style-name="gr3" draw:text-style-name="P4" draw:layer="layout" svg:width="12cm" svg:height="12.749cm" svg:x="2.5cm" svg:y="4.25cm" svg:viewBox="0 0 12001 12750" svg:d="M12001 6375c0 1119-277 2218-804 3188-527 969-1284 1773-2196 2333-912 559-1947 854-3000 854-1054 0-2089-295-3001-854-912-560-1669-1364-2196-2333-527-970-804-2069-804-3188s277-2218 804-3187c527-970 1284-1774 2196-2334 912-559 1947-854 3000-854 1054 0 2089 295 3001 854 912 560 1669 1364 2196 2333 527 970 804 2069 804 3188z">
          <text:p text:style-name="P3"><text:span text:style-name="T2">A</text:span></text:p>
        </draw:path>
        <draw:path draw:style-name="gr4" draw:text-style-name="P4" draw:layer="layout" svg:width="9.25cm" svg:height="9.999cm" svg:x="8.999cm" svg:y="4.25cm" svg:viewBox="0 0 9251 10000" svg:d="M9251 5000c0 878-214 1740-620 2500s-990 1391-1693 1830-1501 670-2312 670c-812 0-1610-231-2313-670s-1287-1070-1693-1830-620-1622-620-2500 214-1740 620-2500 990-1391 1693-1830 1501-670 2312-670c812 0 1610 231 2313 670s1287 1070 1693 1830 620 1622 620 2500z">
          <text:p text:style-name="P3"><text:span text:style-name="T2">B</text:span></text:p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7T12:52:19.157910463</meta:creation-date>
    <dc:date>2022-07-18T18:14:32.939961242</dc:date>
    <meta:editing-duration>PT5M32S</meta:editing-duration>
    <meta:editing-cycles>2</meta:editing-cycles>
    <meta:generator>LibreOffice/7.3.4.2$Linux_X86_64 LibreOffice_project/30$Build-2</meta:generator>
    <meta:document-statistic meta:object-count="13"/>
  </office:meta>
</office:document-meta>
</file>